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3cm" table:align="left"/>
    </style:style>
    <style:style style:name="Tabelle1.A" style:family="table-column">
      <style:table-column-properties style:column-width="1.693cm"/>
    </style:style>
    <style:style style:name="Tabelle1.B" style:family="table-column">
      <style:table-column-properties style:column-width="0.743cm"/>
    </style:style>
    <style:style style:name="Tabelle1.C" style:family="table-column">
      <style:table-column-properties style:column-width="11.379cm"/>
    </style:style>
    <style:style style:name="Tabelle1.D" style:family="table-column">
      <style:table-column-properties style:column-width="3.179cm"/>
    </style:style>
    <style:style style:name="Tabelle1.A1" style:family="table-cell" style:data-style-name="N37">
      <style:table-cell-properties fo:padding="0cm" fo:border="none"/>
    </style:style>
    <style:style style:name="Tabelle1.B1" style:family="table-cell">
      <style:table-cell-properties fo:padding="0cm" fo:border="none"/>
    </style:style>
    <style:style style:name="Textanalyse" style:family="table">
      <style:table-properties style:width="25.7cm" fo:break-before="auto" fo:break-after="auto" table:align="margins"/>
    </style:style>
    <style:style style:name="Textanalyse.A" style:family="table-column">
      <style:table-column-properties style:column-width="2.3cm" style:rel-column-width="5865*"/>
    </style:style>
    <style:style style:name="Textanalyse.B" style:family="table-column">
      <style:table-column-properties style:column-width="12.192cm" style:rel-column-width="31089*"/>
    </style:style>
    <style:style style:name="Textanalyse.C" style:family="table-column">
      <style:table-column-properties style:column-width="11.208cm" style:rel-column-width="28581*"/>
    </style:style>
    <style:style style:name="Textanalyse.A1" style:family="table-cell">
      <style:table-cell-properties fo:padding="0cm" fo:border="none"/>
    </style:style>
    <style:style style:name="Textanalyse.A2" style:family="table-cell" style:data-style-name="N0">
      <style:table-cell-properties fo:padding="0cm" fo:border="none"/>
    </style:style>
    <style:style style:name="Anforderungen" style:family="table">
      <style:table-properties style:width="25.7cm" table:align="margins"/>
    </style:style>
    <style:style style:name="Anforderungen.A" style:family="table-column">
      <style:table-column-properties style:column-width="2.168cm" style:rel-column-width="5527*"/>
    </style:style>
    <style:style style:name="Anforderungen.B" style:family="table-column">
      <style:table-column-properties style:column-width="3.595cm" style:rel-column-width="9166*"/>
    </style:style>
    <style:style style:name="Anforderungen.C" style:family="table-column">
      <style:table-column-properties style:column-width="19.937cm" style:rel-column-width="50842*"/>
    </style:style>
    <style:style style:name="Anforderungen.A1" style:family="table-cell">
      <style:table-cell-properties fo:padding="0cm" fo:border="none"/>
    </style:style>
    <style:style style:name="Anforderungen.A2" style:family="table-cell" style:data-style-name="N0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  <style:text-properties fo:color="#ff0000" fo:font-size="24pt" style:font-size-asian="21pt" style:font-size-complex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ITLE" style:master-page-name="First_20_Page">
      <style:paragraph-properties style:page-number="auto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1" style:master-page-name="Landscape">
      <style:paragraph-properties style:page-number="1"/>
    </style:style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kumentation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Zeitplan<text:tab/>2</text:p>
          <text:p text:style-name="P2">Planungsphase<text:tab/>1</text:p>
          <text:p text:style-name="P3">Textanalyse Projektbeschreibung („projekt.pdf“)<text:tab/>1</text:p>
          <text:p text:style-name="P3">Anforderungsanalyse<text:tab/>3</text:p>
          <text:p text:style-name="P3">Datenbankentwurf<text:tab/>4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NOTE: WORK IN PROGESS</text:p>
      <text:h text:style-name="P8" text:outline-level="1">Zeitplan</text:h>
      <text:p text:style-name="Text_20_body">Geht natürlich alles nahtlos ineinander über... :-D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date" office:date-value="2011-06-24">
            <text:p text:style-name="Table_20_Contents">24.06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5">
            <text:p text:style-name="Table_20_Contents">25.06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Planungsphase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6">
            <text:p text:style-name="Table_20_Contents">26.06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7">
            <text:p text:style-name="Table_20_Contents">27.06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8">
            <text:p text:style-name="Table_20_Contents">28.06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9">
            <text:p text:style-name="Table_20_Contents">29.06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30">
            <text:p text:style-name="Table_20_Contents">30.06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1">
            <text:p text:style-name="Table_20_Contents">01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2">
            <text:p text:style-name="Table_20_Contents">02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Implementierungsphase</text:p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3">
            <text:p text:style-name="Table_20_Contents">03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4">
            <text:p text:style-name="Table_20_Contents">04.07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5">
            <text:p text:style-name="Table_20_Contents">05.07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6">
            <text:p text:style-name="Table_20_Contents">06.07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7">
            <text:p text:style-name="Table_20_Contents">07.07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8">
            <text:p text:style-name="Table_20_Contents">08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9">
            <text:p text:style-name="Table_20_Contents">09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Tests / Fixes / Dokumentation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0">
            <text:p text:style-name="Table_20_Contents">10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1">
            <text:p text:style-name="Table_20_Contents">11.07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2">
            <text:p text:style-name="Table_20_Contents">12.07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3">
            <text:p text:style-name="Table_20_Contents">13.07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4">
            <text:p text:style-name="Table_20_Contents">14.07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5">
            <text:p text:style-name="Table_20_Contents">15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6">
            <text:p text:style-name="Table_20_Contents">16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7">
            <text:p text:style-name="Table_20_Contents">17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>Abgabe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B1" office:value-type="string">
            <text:p text:style-name="Table_20_Contents">xx.07.11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Präsentation</text:p>
          </table:table-cell>
          <table:table-cell table:style-name="Tabelle1.B1" office:value-type="string">
            <text:p text:style-name="Table_20_Contents"/>
          </table:table-cell>
        </table:table-row>
      </table:table>
      <text:p text:style-name="Text_20_body"/>
      <text:list xml:id="list36342713" text:style-name="L1">
        <text:list-item>
          <text:p text:style-name="P6">Planungsphase:</text:p>
          <text:list>
            <text:list-item>
              <text:p text:style-name="P6">Anforderungsanalyse</text:p>
            </text:list-item>
            <text:list-item>
              <text:p text:style-name="P6">DB-Entwurf</text:p>
            </text:list-item>
            <text:list-item>
              <text:p text:style-name="P6">Softwaredesign</text:p>
            </text:list-item>
          </text:list>
        </text:list-item>
        <text:list-item>
          <text:p text:style-name="P6">Implementierungsphase</text:p>
          <text:list>
            <text:list-item>
              <text:p text:style-name="P6">Coding<text:tab/></text:p>
            </text:list-item>
          </text:list>
        </text:list-item>
        <text:list-item>
          <text:p text:style-name="P6">Tests / Fixes / Doku</text:p>
        </text:list-item>
        <text:list-item>
          <text:p text:style-name="P6">Abgabe</text:p>
          <text:list>
            <text:list-item>
              <text:p text:style-name="P6">Vorher Termin zur Präsentation festlegen</text:p>
            </text:list-item>
          </text:list>
        </text:list-item>
      </text:list>
      <text:h text:style-name="P9" text:outline-level="1">Planungsphase</text:h>
      <text:h text:style-name="Heading_20_2" text:outline-level="2">Textanalyse Projektbeschreibung („projekt.pdf“)</text:h>
      <table:table table:name="Textanalyse" table:style-name="Textanalyse">
        <table:table-column table:style-name="Textanalyse.A"/>
        <table:table-column table:style-name="Textanalyse.B"/>
        <table:table-column table:style-name="Textanalyse.C"/>
        <table:table-header-rows>
          <table:table-row>
            <table:table-cell table:style-name="Textanalyse.A1" office:value-type="string">
              <text:p text:style-name="P5">Nr.</text:p>
            </table:table-cell>
            <table:table-cell table:style-name="Textanalyse.A1" office:value-type="string">
              <text:p text:style-name="Table_20_Heading">Zitat</text:p>
            </table:table-cell>
            <table:table-cell table:style-name="Textanalyse.A1" office:value-type="string">
              <text:p text:style-name="Table_20_Heading">Notizen</text:p>
            </table:table-cell>
          </table:table-row>
        </table:table-header-rows>
        <table:table-row>
          <table:table-cell table:style-name="Textanalyse.A2" office:value-type="float" office:value="0">
            <text:p text:style-name="P4">0</text:p>
          </table:table-cell>
          <table:table-cell table:style-name="Textanalyse.A1" office:value-type="string">
            <text:p text:style-name="Table_20_Contents">Die Datenbank soll Kunden, Filme sowie Verleihvorgänge speichern könne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1">
            <text:p text:style-name="P4">1</text:p>
          </table:table-cell>
          <table:table-cell table:style-name="Textanalyse.A1" office:value-type="string">
            <text:p text:style-name="Table_20_Contents">Die Informationen zum Kunden müssen aus der bereitgestellten Datei erschlossen werden.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2">
            <text:p text:style-name="P4">2</text:p>
          </table:table-cell>
          <table:table-cell table:style-name="Textanalyse.A1" office:value-type="string">
            <text:p text:style-name="Table_20_Contents">Ein Film soll Informationen über Titel, Beschreibung, Schauspieler, Regisseur, Drehorte, Erscheinungsdatum(USA) und Preiskategorie enthalte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3">
            <text:p text:style-name="P4">3</text:p>
          </table:table-cell>
          <table:table-cell table:style-name="Textanalyse.A1" office:value-type="string">
            <text:p text:style-name="Table_20_Contents">Es können mehrere Filme gleichzeitig ausgeliehen werden.</text:p>
          </table:table-cell>
          <table:table-cell table:style-name="Textanalyse.A1" office:value-type="string">
            <text:p text:style-name="Table_20_Contents">→ DB (Kardinalität)</text:p>
          </table:table-cell>
        </table:table-row>
        <table:table-row>
          <table:table-cell table:style-name="Textanalyse.A2" office:value-type="float" office:value="4">
            <text:p text:style-name="P4">4</text:p>
          </table:table-cell>
          <table:table-cell table:style-name="Textanalyse.A1" office:value-type="string">
            <text:p text:style-name="Table_20_Contents">Ein Filmexemplar kann zu einem Zeitpunkt nur an einen Ausleiher ausgeliehen sein.</text:p>
          </table:table-cell>
          <table:table-cell table:style-name="Textanalyse.A1" office:value-type="string">
            <text:p text:style-name="Table_20_Contents">→ DB. „Filmexemplar“ ?= „Kopie“/„Medium“?</text:p>
          </table:table-cell>
        </table:table-row>
        <table:table-row>
          <table:table-cell table:style-name="Textanalyse.A2" office:value-type="float" office:value="5">
            <text:p text:style-name="P4">5</text:p>
          </table:table-cell>
          <table:table-cell table:style-name="Textanalyse.A1" office:value-type="string">
            <text:p text:style-name="Table_20_Contents">Für den Verleih gibt es drei verschiedene Preismodelle: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6">
            <text:p text:style-name="P4">6</text:p>
          </table:table-cell>
          <table:table-cell table:style-name="Textanalyse.A1" office:value-type="string">
            <text:p text:style-name="Table_20_Contents">Modell Starter – Preiskategorie A: 1,29€ pro Kalendertag, <text:s text:c="11"/>Preiskategorie B: 0,79€ pro Kalendertag. </text:p>
          </table:table-cell>
          <table:table-cell table:style-name="Textanalyse.A1" office:value-type="string">
            <text:p text:style-name="Table_20_Contents">Sollen diese Infos in die DB? Die Kosten pro Preiskategorie pro Modell evnt., aber die Logik auch? „Pro Kalendertag“/“Pro Stunde“ (also Berechnung der Rechnung) lieber in Java gießen?</text:p>
          </table:table-cell>
        </table:table-row>
        <table:table-row>
          <table:table-cell table:style-name="Textanalyse.A2" office:value-type="float" office:value="7">
            <text:p text:style-name="P4">7</text:p>
          </table:table-cell>
          <table:table-cell table:style-name="Textanalyse.A1" office:value-type="string">
            <text:p text:style-name="Table_20_Contents">Modell Speedy – Preiskategorie A: 0,19€ pro Stunde, </text:p>
            <text:p text:style-name="Table_20_Contents"><text:s text:c="16"/>Preiskategorie B: 0,15€ pro Stunde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8">
            <text:p text:style-name="P4">8</text:p>
          </table:table-cell>
          <table:table-cell table:style-name="Textanalyse.A1" office:value-type="string">
            <text:p text:style-name="Table_20_Contents">Modell Flat – Grundgebühr von 10,00€ pro Monat, </text:p>
            <text:p text:style-name="Table_20_Contents"><text:s text:c="5"/>zusätzlich für jeden Film der Preiskategorie A: 0,19€ pro Tag, </text:p>
            <text:p text:style-name="Table_20_Contents"><text:s text:c="23"/>der erste Film der Preiskategorie B pro Tag ist gratis, </text:p>
            <text:p text:style-name="Table_20_Contents"><text:s text:c="25"/>jeder weitere kostet 0,19€ pro Kalendertag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9">
            <text:p text:style-name="P4">9</text:p>
          </table:table-cell>
          <table:table-cell table:style-name="Textanalyse.A1" office:value-type="string">
            <text:p text:style-name="Table_20_Contents">Für jeden Verleihvorgang soll eine Rechnung angefertigt werden können.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0">
            <text:p text:style-name="P4">10</text:p>
          </table:table-cell>
          <table:table-cell table:style-name="Textanalyse.A1" office:value-type="string">
            <text:p text:style-name="Table_20_Contents">Für jedes Kalenderjahr soll pro Kunde eine Rechnung angefertigt werden können.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1">
            <text:p text:style-name="P4">11</text:p>
          </table:table-cell>
          <table:table-cell table:style-name="Textanalyse.A1" office:value-type="string">
            <text:p text:style-name="Table_20_Contents">Legen Sie eine Datenbank mit dem Namen „movies“ a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12">
            <text:p text:style-name="P4">12</text:p>
          </table:table-cell>
          <table:table-cell table:style-name="Textanalyse.A1" office:value-type="string">
            <text:p text:style-name="Table_20_Contents">Importieren Sie die notwendigen Daten aus IMDB. Berücksichtigen Sie dabei nur Filme der Jahre 2010 und 2011. 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3">
            <text:p text:style-name="P4">13</text:p>
          </table:table-cell>
          <table:table-cell table:style-name="Textanalyse.A1" office:value-type="string">
            <text:p text:style-name="Table_20_Contents">Query a: Wie viele Kunden haben sich für welches Preismodell </text:p>
            <text:p text:style-name="Table_20_Contents"><text:soft-page-break/>entschieden? </text:p>
          </table:table-cell>
          <table:table-cell table:style-name="Textanalyse.A1" office:value-type="string">
            <text:p text:style-name="Table_20_Contents">→ easy select</text:p>
          </table:table-cell>
        </table:table-row>
        <table:table-row>
          <table:table-cell table:style-name="Textanalyse.A2" office:value-type="float" office:value="14">
            <text:p text:style-name="P4">14</text:p>
          </table:table-cell>
          <table:table-cell table:style-name="Textanalyse.A1" office:value-type="string">
            <text:p text:style-name="Table_20_Contents">Query b: Die Rechnungssummen für alle Kunden für den Monat Januar.</text:p>
          </table:table-cell>
          <table:table-cell table:style-name="Textanalyse.A1" office:value-type="string">
            <text:p text:style-name="Table_20_Contents">→ complex select. Das beantwortet die Frage von oben, wir müssen die Rechnungslogik/Preismodelllogik komplett in SELECT statements gießen können und alle nötigen Infos in der DB stehen haben (Kosten &amp;/ Tag usw.). ← SCHWIERIG</text:p>
          </table:table-cell>
        </table:table-row>
        <table:table-row>
          <table:table-cell table:style-name="Textanalyse.A2" office:value-type="float" office:value="15">
            <text:p text:style-name="P4">15</text:p>
          </table:table-cell>
          <table:table-cell table:style-name="Textanalyse.A1" office:value-type="string">
            <text:p text:style-name="Table_20_Contents">Query c: Sollte man bestimmte Monate für eine Premiere wählen, um für einen Oscar in den Kategorien Bester Film/Regisseur/ </text:p>
            <text:p text:style-name="Table_20_Contents">Hauptdarsteller oder Hauptdarstellerin nominiert zu werden? </text:p>
            <text:p text:style-name="Table_20_Contents">Hinweis: die nominierten Filme können z. B. in der Wikipedia </text:p>
            <text:p text:style-name="Table_20_Contents">nachgeschlagen und direkt in der Query verwendet werden. Alternativ </text:p>
            <text:p text:style-name="Table_20_Contents">kann natürlich auch das Relationale Modell erweitert werden. </text:p>
          </table:table-cell>
          <table:table-cell table:style-name="Textanalyse.A1" office:value-type="string">
            <text:p text:style-name="Table_20_Contents">oO. → Weitere Info zum Film: Oscar-Nomierungen? Am einfachsten wäre es, eine statische Liste von nomierten Filmen der letzten zwei Jahre in Java zu haben und die dann in das SQL-statement zu packen. Außerdem müssen wir also den Monat der Premiere mit speichern? Woher diese Information nehmen?</text:p>
          </table:table-cell>
        </table:table-row>
        <table:table-row>
          <table:table-cell table:style-name="Textanalyse.A2" office:value-type="float" office:value="16">
            <text:p text:style-name="P4">16</text:p>
          </table:table-cell>
          <table:table-cell table:style-name="Textanalyse.A1" office:value-type="string">
            <text:p text:style-name="Table_20_Contents">Query d: Ermitteln sie eine Rangliste alle Kunden, sortiert nach dem </text:p>
            <text:p text:style-name="Table_20_Contents">Anteil der geliehenen Filme, die (auch) außerhalb der USA gedreht wurden. </text:p>
          </table:table-cell>
          <table:table-cell table:style-name="Textanalyse.A1" office:value-type="string">
            <text:p text:style-name="Table_20_Contents">Komischer Satz. → easy select</text:p>
          </table:table-cell>
        </table:table-row>
        <table:table-row>
          <table:table-cell table:style-name="Textanalyse.A2" office:value-type="float" office:value="17">
            <text:p text:style-name="P4">17</text:p>
          </table:table-cell>
          <table:table-cell table:style-name="Textanalyse.A1" office:value-type="string">
            <text:p text:style-name="Table_20_Contents">Query e (mit Java): Bestimmen Sie alle Kunden mit Preismodell Flat, welche basierend auf ihren bisherigen Ausleihvorgängen im Modell </text:p>
            <text:p text:style-name="Table_20_Contents">Starter billiger weggekommen wären. </text:p>
          </table:table-cell>
          <table:table-cell table:style-name="Textanalyse.A1" office:value-type="string">
            <text:p text:style-name="Table_20_Contents">Jo.</text:p>
          </table:table-cell>
        </table:table-row>
        <table:table-row>
          <table:table-cell table:style-name="Textanalyse.A2" office:value-type="float" office:value="18">
            <text:p text:style-name="P4">18</text:p>
          </table:table-cell>
          <table:table-cell table:style-name="Textanalyse.A1" office:value-type="string">
            <text:p text:style-name="Table_20_Contents">Query f (mit Java): <text:s/>Sei jeder Schauspieler mit allen anderen Schauspielern verbunden, mit denen er in einem Film (in 2010/2011) zusammengearbeitet hat. Des Weiteren seien zwei Schauspieler A und B miteinander verbunden, wenn ein Schauspieler C existiert, der sowohl mit A als auch mit B verbunden ist. Schreiben Sie ein Java-Programm, das die kürzeste Verbindung zwischen zwei </text:p>
            <text:p text:style-name="Table_20_Contents">Schauspielern ermittelt. Ermitteln Sie nun die kürzeste Verbindung zwischen folgenden Paaren: </text:p>
            <text:p text:style-name="Table_20_Contents">i. Johnny Depp und Timothy Dalton </text:p>
            <text:p text:style-name="Table_20_Contents">ii. Johnny Depp und August Diehl </text:p>
            <text:p text:style-name="Table_20_Contents">iii. Bill Murray und Sylvester Stallone </text:p>
            <text:p text:style-name="Table_20_Contents">iv. Edward Norton und Don Cheadle </text:p>
          </table:table-cell>
          <table:table-cell table:style-name="Textanalyse.A1" office:value-type="string">
            <text:p text:style-name="Table_20_Contents">Jo. → kleiner Algorithmus</text:p>
          </table:table-cell>
        </table:table-row>
        <table:table-row>
          <table:table-cell table:style-name="Textanalyse.A2" office:value-type="float" office:value="19">
            <text:p text:style-name="P4">19</text:p>
          </table:table-cell>
          <table:table-cell table:style-name="Textanalyse.A1" office:value-type="string">
            <text:p text:style-name="Table_20_Contents">Dokumentieren Sie im Verlauf des Projektes alle wichtigen Designentscheidungen und den Quellcode, so dass Sie bei der abschließenden Präsentation nachvollziehen können wie der </text:p>
            <text:p text:style-name="Table_20_Contents">Code funktioniert, was an dieser Stelle geschieht und welche <text:soft-page-break/>Entscheidungen hier eventuell getroffen wurden. Benutzen Sie hierfür für den Java-Code JavaDoc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20">
            <text:p text:style-name="P4">20</text:p>
          </table:table-cell>
          <table:table-cell table:style-name="Textanalyse.A1" office:value-type="string">
            <text:p text:style-name="Table_20_Contents">Das Einreichen des kompletten Sourcecodes inklusive Javaklassen, SQL-Skripten, Dokumentation, Schemata und sonstigen Dateien muss bis zum 17.07.2011 um 23.59 Uhr lokaler Zeit per E-Mail an Eure Gruppenleiter erfolgt sein. </text:p>
          </table:table-cell>
          <table:table-cell table:style-name="Textanalyse.A1" office:value-type="string">
            <text:p text:style-name="Table_20_Contents">DEADLINE, auch Präsentationstag vereinbaren.</text:p>
          </table:table-cell>
        </table:table-row>
      </table:table>
      <text:h text:style-name="Heading_20_2" text:outline-level="2">Anforderungsanalyse</text:h>
      <table:table table:name="Anforderungen" table:style-name="Anforderungen">
        <table:table-column table:style-name="Anforderungen.A"/>
        <table:table-column table:style-name="Anforderungen.B"/>
        <table:table-column table:style-name="Anforderungen.C"/>
        <table:table-header-rows>
          <table:table-row>
            <table:table-cell table:style-name="Anforderungen.A1" office:value-type="string">
              <text:p text:style-name="P5">Req-Id</text:p>
            </table:table-cell>
            <table:table-cell table:style-name="Anforderungen.A1" office:value-type="string">
              <text:p text:style-name="Table_20_Heading">zugeh. Nrn.</text:p>
            </table:table-cell>
            <table:table-cell table:style-name="Anforderungen.A1" office:value-type="string">
              <text:p text:style-name="Table_20_Heading">Wat shall we do</text:p>
            </table:table-cell>
          </table:table-row>
        </table:table-header-rows>
        <table:table-row>
          <table:table-cell table:style-name="Anforderungen.A2" office:value-type="float" office:value="10">
            <text:p text:style-name="P4">10</text:p>
          </table:table-cell>
          <table:table-cell table:style-name="Anforderungen.A1" office:value-type="string">
            <text:p text:style-name="Table_20_Contents">0,2,3,4,6,7,8,11</text:p>
          </table:table-cell>
          <table:table-cell table:style-name="Anforderungen.A1" office:value-type="string">
            <text:p text:style-name="Table_20_Contents">Wir brauchen ein Datenbankschema. Das soll einiges beinhalten, u.a.</text:p>
            <text:list xml:id="list36350941" text:style-name="L2">
              <text:list-item>
                <text:p text:style-name="P10">Name der DB: db_movies</text:p>
              </text:list-item>
              <text:list-item>
                <text:p text:style-name="P10">Filme mit Titel, Beschreibung, Schauspielern, Drehorten, Regisseuren, Erscheinungsjahr (USA)</text:p>
                <text:list>
                  <text:list-item>
                    <text:p text:style-name="P10">Premierenmonat (für Query c)?</text:p>
                  </text:list-item>
                  <text:list-item>
                    <text:p text:style-name="P10">Zu den Drehorten: Name und Country für Query d</text:p>
                  </text:list-item>
                  <text:list-item>
                    <text:p text:style-name="P10">Schauspieler: nur Name</text:p>
                  </text:list-item>
                  <text:list-item>
                    <text:p text:style-name="P10">Regisseure: nur Name</text:p>
                  </text:list-item>
                  <text:list-item>
                    <text:p text:style-name="P10">Preiskategorie</text:p>
                  </text:list-item>
                </text:list>
              </text:list-item>
              <text:list-item>
                <text:p text:style-name="P10">zum Kunden zumindest:</text:p>
                <text:list>
                  <text:list-item>
                    <text:p text:style-name="P10">Tarifmodell</text:p>
                  </text:list-item>
                  <text:list-item>
                    <text:p text:style-name="P10">Name</text:p>
                  </text:list-item>
                  <text:list-item>
                    <text:p text:style-name="P10">Ausleihvorgänge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11">
            <text:p text:style-name="P4">11</text:p>
          </table:table-cell>
          <table:table-cell table:style-name="Anforderungen.A2" office:value-type="float" office:value="1">
            <text:p text:style-name="Table_20_Contents">1</text:p>
          </table:table-cell>
          <table:table-cell table:style-name="Anforderungen.A1" office:value-type="string">
            <text:p text:style-name="Table_20_Contents">Zum Kunden müssen alle Informationen gespeichert werden können, die in dieser ominösen Datei drin stehen!!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20">
            <text:p text:style-name="P4">20</text:p>
          </table:table-cell>
          <table:table-cell table:style-name="Anforderungen.A1" office:value-type="string">
            <text:p text:style-name="Table_20_Contents">9,10,13-16,17,18</text:p>
          </table:table-cell>
          <table:table-cell table:style-name="Anforderungen.A1" office:value-type="string">
            <text:p text:style-name="Table_20_Contents">Wir brauchen eine Consolen-Applikation, die folgende Dinge kann:</text:p>
            <text:list xml:id="list36351850" text:style-name="L3">
              <text:list-item>
                <text:p text:style-name="P11">Verbindung mit der DB</text:p>
              </text:list-item>
              <text:list-item>
                <text:p text:style-name="P11">Menü-geführte Optionsauswahl? Ermöglicht dem User folgendes</text:p>
                <text:list>
                  <text:list-item>
                    <text:p text:style-name="P11">Rechnung zu Verleihvorgang erstellen</text:p>
                  </text:list-item>
                  <text:list-item>
                    <text:p text:style-name="P11">Rechnung für Kunde pro Kalenderjahr erstellen</text:p>
                  </text:list-item>
                  <text:list-item>
                    <text:p text:style-name="P11">Query a-f ausführen</text:p>
                  </text:list-item>
                  <text:list-item>
                    <text:p text:style-name="P11">ggf. Import der IMDB-Sachen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21">
            <text:p text:style-name="P4">21</text:p>
          </table:table-cell>
          <table:table-cell table:style-name="Anforderungen.A1" office:value-type="string">
            <text:p text:style-name="Table_20_Contents">-</text:p>
          </table:table-cell>
          <table:table-cell table:style-name="Anforderungen.A1" office:value-type="string">
            <text:p text:style-name="Table_20_Contents">Verbindung mit der Datenbank soll automatisch hergestellt werden (mit Default-Parametern) oder aber die Werte <text:soft-page-break/>vom Benutzer abfragen? (Host, port). Braucht postgres ein user/pw?</text:p>
            <text:p text:style-name="Table_20_Contents">Wenn Datenbank nicht existiert, DB+Schema anlegen!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30">
            <text:p text:style-name="P4">30</text:p>
          </table:table-cell>
          <table:table-cell table:style-name="Anforderungen.A2" office:value-type="float" office:value="12">
            <text:p text:style-name="Table_20_Contents">12</text:p>
          </table:table-cell>
          <table:table-cell table:style-name="Anforderungen.A1" office:value-type="string">
            <text:p text:style-name="Table_20_Contents">Wir brauchen eine Importfunktion für einige Dateien aus der IMDB. Das wird einer der umfangreichsten Punkte in der Implementierung. Genau planen.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40">
            <text:p text:style-name="P4">40</text:p>
          </table:table-cell>
          <table:table-cell table:style-name="Anforderungen.A1" office:value-type="string">
            <text:p text:style-name="Table_20_Contents">19,20</text:p>
          </table:table-cell>
          <table:table-cell table:style-name="Anforderungen.A1" office:value-type="string">
            <text:p text:style-name="Table_20_Contents">Wir müssen ein bisschen dokumentieren, vor allem Designentscheidungen :-D. Wir liefern:</text:p>
            <text:list xml:id="list36328817" text:style-name="L4">
              <text:list-item>
                <text:p text:style-name="P12">ER-Modell (graphisch)</text:p>
              </text:list-item>
              <text:list-item>
                <text:p text:style-name="P12">SQL-Skripte: DB-Erstellung, Queries?</text:p>
              </text:list-item>
              <text:list-item>
                <text:p text:style-name="P12">Dokumentation (hier): Beschreibung was/warum getan wurde.</text:p>
              </text:list-item>
              <text:list-item>
                <text:p text:style-name="P12">Beispieldaten? Wir können nicht die komplette IMDB per Mail verschicken. Aber für Tests/Demo-Zwecke evnt. Beispieldaten / abgespeckte IMDB?</text:p>
              </text:list-item>
            </text:list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Datenbankentwurf</text:h>
      <text:p text:style-name="Text_20_body">[hier kommt das Büld hin und ein bisschen blafasel]</text:p>
      <text:p text:style-name="Text_20_body"/>
      <text:h text:style-name="Heading_20_3" text:outline-level="3">From ER to Relational Modell</text:h>
      <text:p text:style-name="Text_20_body">Das SQL-Skript um das Datenbankschema zu erstellen liegt in „resources/dbCreate.sql“.</text:p>
      <text:p text:style-name="Text_20_body">Da Actor, Director und Location nur ein Attribut haben, verzichten wir auf eigene „spielt_mit“,“führt_Regie“ und „spielt in“ Relationen und fügen den Fremdschlüssel in die eigenen Relationen ein. Eventuell könnte man jeder Relation auch eine *_id geben um so effizienter, nach den Tupeln suchen zu können. </text:p>
      <text:p text:style-name="Text_20_body"/>
      <text:p text:style-name="Text_20_body"><text:soft-page-break/>Ein Titel wird anders, als in der IMDB Datenbank ohne sein Erscheinungsdatum gespeichert. Das hat ein eigenes Feld.</text:p>
      <text:p text:style-name="Text_20_body"/>
      <text:h text:style-name="Heading_20_2" text:outline-level="2">Implementierung</text:h>
      <text:h text:style-name="Heading_20_3" text:outline-level="3">Dateiparser</text:h>
      <text:p text:style-name="Text_20_body">Das Format der einzelnen Dateien ist bekannt.</text:p>
      <text:p text:style-name="Text_20_body">Für jede Datei wird ein neuer Dateiparser implementiert. (MovieParser, ActorParser, DirectorParser, …)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36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Rohde</meta:initial-creator>
    <meta:creation-date>2011-06-24T12:38:16</meta:creation-date>
    <dc:date>2011-07-03T18:32:35.09</dc:date>
    <meta:editing-duration>PT4H19M22S</meta:editing-duration>
    <meta:editing-cycles>15</meta:editing-cycles>
    <meta:generator>LibreOffice/3.3$Win32 LibreOffice_project/330m19$Build-301</meta:generator>
    <meta:document-statistic meta:table-count="3" meta:image-count="0" meta:object-count="0" meta:page-count="7" meta:paragraph-count="213" meta:word-count="1088" meta:character-count="7413"/>
  </office:meta>
</office:document-meta>
</file>